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67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36.21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3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/>
      <style:paragraph-properties fo:text-align="end" fo:margin-left="0mm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andom</text:p>
          </table:table-cell>
          <table:table-cell office:value-type="string" calcext:value-type="string">
            <text:p>Lozi</text:p>
          </table:table-cell>
          <table:table-cell office:value-type="string" calcext:value-type="string">
            <text:p>Dissipative</text:p>
          </table:table-cell>
          <table:table-cell office:value-type="string" calcext:value-type="string">
            <text:p>DateTime</text:p>
          </table:table-cell>
        </table:table-row>
        <table:table-row table:style-name="ro1">
          <table:table-cell office:value-type="string" calcext:value-type="string">
            <text:p>Vmax = 0.01</text:p>
          </table:table-cell>
          <table:table-cell office:value-type="string" calcext:value-type="string">
            <text:p>Mean</text:p>
          </table:table-cell>
          <table:table-cell office:value-type="float" office:value="0.0559498442047" calcext:value-type="float">
            <text:p>0.0559498442</text:p>
          </table:table-cell>
          <table:table-cell office:value-type="float" office:value="0.0516082394903" calcext:value-type="float">
            <text:p>0.0516082395</text:p>
          </table:table-cell>
          <table:table-cell office:value-type="float" office:value="0.054110661918" calcext:value-type="float">
            <text:p>0.0541106619</text:p>
          </table:table-cell>
          <table:table-cell table:style-name="ce1" office:value-type="string" calcext:value-type="string">
            <text:p>02:30 24/10/17</text:p>
          </table:table-cell>
        </table:table-row>
        <table:table-row table:style-name="ro1">
          <table:table-cell/>
          <table:table-cell office:value-type="string" calcext:value-type="string">
            <text:p>Std</text:p>
          </table:table-cell>
          <table:table-cell office:value-type="float" office:value="0.00658352375146" calcext:value-type="float">
            <text:p>0.0065835238</text:p>
          </table:table-cell>
          <table:table-cell office:value-type="float" office:value="0.00990113411059" calcext:value-type="float">
            <text:p>0.0099011341</text:p>
          </table:table-cell>
          <table:table-cell office:value-type="float" office:value="0.0087061455576" calcext:value-type="float">
            <text:p>0.0087061456</text:p>
          </table:table-cell>
          <table:table-cell/>
        </table:table-row>
        <table:table-row table:style-name="ro1">
          <table:table-cell office:value-type="string" calcext:value-type="string">
            <text:p>Vmax = 0.1</text:p>
          </table:table-cell>
          <table:table-cell office:value-type="string" calcext:value-type="string">
            <text:p>Mean</text:p>
          </table:table-cell>
          <table:table-cell table:number-columns-repeated="3"/>
          <table:table-cell table:style-name="ce1" office:value-type="string" calcext:value-type="string">
            <text:p>02:30 24/10/17</text:p>
          </table:table-cell>
        </table:table-row>
        <table:table-row table:style-name="ro1">
          <table:table-cell/>
          <table:table-cell office:value-type="string" calcext:value-type="string">
            <text:p>Std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andom:</text:p>
          </table:table-cell>
          <table:table-cell table:number-columns-repeated="5"/>
        </table:table-row>
        <table:table-row table:style-name="ro1">
          <table:table-cell office:value-type="float" office:value="0.0633097450742" calcext:value-type="float">
            <text:p>0.0633097451</text:p>
          </table:table-cell>
          <table:table-cell table:number-columns-repeated="5"/>
        </table:table-row>
        <table:table-row table:style-name="ro1">
          <table:table-cell office:value-type="float" office:value="0.0326349242151" calcext:value-type="float">
            <text:p>0.0326349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zi:</text:p>
          </table:table-cell>
          <table:table-cell table:number-columns-repeated="5"/>
        </table:table-row>
        <table:table-row table:style-name="ro1">
          <table:table-cell office:value-type="float" office:value="0.0603532483565" calcext:value-type="float">
            <text:p>0.0603532484</text:p>
          </table:table-cell>
          <table:table-cell table:number-columns-repeated="5"/>
        </table:table-row>
        <table:table-row table:style-name="ro1">
          <table:table-cell office:value-type="float" office:value="0.0384540267878" calcext:value-type="float">
            <text:p>0.03845402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sipative:</text:p>
          </table:table-cell>
          <table:table-cell table:number-columns-repeated="5"/>
        </table:table-row>
        <table:table-row table:style-name="ro1">
          <table:table-cell office:value-type="float" office:value="0.0694617447232" calcext:value-type="float">
            <text:p>0.0694617447</text:p>
          </table:table-cell>
          <table:table-cell table:number-columns-repeated="5"/>
        </table:table-row>
        <table:table-row table:style-name="ro1">
          <table:table-cell office:value-type="float" office:value="0.0359692449782" calcext:value-type="float">
            <text:p>0.035969245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2">
          <table:table-cell office:value-type="string" calcext:value-type="string">
            <text:p>Vmax = 0.01</text:p>
          </table:table-cell>
          <table:table-cell table:number-columns-repeated="3"/>
          <table:table-cell office:value-type="string" calcext:value-type="string">
            <text:p>2<text:span text:style-name="T1">nd</text:span></text:p>
          </table:table-cell>
          <table:table-cell/>
        </table:table-row>
        <table:table-row table:style-name="ro1">
          <table:table-cell office:value-type="string" calcext:value-type="string">
            <text:p>- Tinkerbell:</text:p>
          </table:table-cell>
          <table:table-cell table:number-columns-repeated="3"/>
          <table:table-cell office:value-type="string" calcext:value-type="string">
            <text:p>- Tinkerbell:</text:p>
          </table:table-cell>
          <table:table-cell/>
        </table:table-row>
        <table:table-row table:style-name="ro1">
          <table:table-cell office:value-type="string" calcext:value-type="string">
            <text:p>Errors: <text:s/>[ 0.4811548 <text:s text:c="2"/>0.42449822 <text:s/>0.39567352 <text:s/>0.33333602 <text:s/>0.30149245 <text:s/>0.26388856</text:p>
          </table:table-cell>
          <table:table-cell table:number-columns-repeated="3"/>
          <table:table-cell office:value-type="string" calcext:value-type="string">
            <text:p>Errors: <text:s/>[ 0.45062622 <text:s/>0.44393642 <text:s/>0.41616186 <text:s/>0.39091278 <text:s/>0.35068766 <text:s/>0.29998161</text:p>
          </table:table-cell>
          <table:table-cell/>
        </table:table-row>
        <table:table-row table:style-name="ro1">
          <table:table-cell office:value-type="string" calcext:value-type="string">
            <text:p><text:s text:c="2"/>0.24861153 <text:s/>0.22579902 <text:s/>0.20071464 <text:s/>0.17597493 <text:s/>0.16303195 <text:s/>0.14845756</text:p>
          </table:table-cell>
          <table:table-cell table:number-columns-repeated="3"/>
          <table:table-cell office:value-type="string" calcext:value-type="string">
            <text:p><text:s text:c="2"/>0.28339101 <text:s/>0.25102642 <text:s/>0.23331298 <text:s/>0.18949904 <text:s/>0.17127735 <text:s/>0.14609146</text:p>
          </table:table-cell>
          <table:table-cell/>
        </table:table-row>
        <table:table-row table:style-name="ro1">
          <table:table-cell office:value-type="string" calcext:value-type="string">
            <text:p><text:s text:c="2"/>0.13858961 <text:s/>0.13514328 <text:s/>0.12623885 <text:s/>0.11077081 <text:s/>0.10423509 <text:s/>0.10032374</text:p>
          </table:table-cell>
          <table:table-cell table:number-columns-repeated="3"/>
          <table:table-cell office:value-type="string" calcext:value-type="string">
            <text:p><text:s text:c="2"/>0.12745195 <text:s/>0.12258854 <text:s/>0.10913643 <text:s/>0.10206601 <text:s/>0.09671553 <text:s/>0.09353322</text:p>
          </table:table-cell>
          <table:table-cell/>
        </table:table-row>
        <table:table-row table:style-name="ro1">
          <table:table-cell office:value-type="string" calcext:value-type="string">
            <text:p><text:s text:c="2"/>0.09581763 <text:s/>0.09306512 <text:s/>0.09095018 <text:s/>0.08892024 <text:s/>0.08708633 <text:s/>0.0854341</text:p>
          </table:table-cell>
          <table:table-cell table:number-columns-repeated="3"/>
          <table:table-cell office:value-type="string" calcext:value-type="string">
            <text:p><text:s text:c="2"/>0.09324269 <text:s/>0.08782005 <text:s/>0.08801904 <text:s/>0.08630009 <text:s/>0.08456156 <text:s/>0.0861447</text:p>
          </table:table-cell>
          <table:table-cell/>
        </table:table-row>
        <table:table-row table:style-name="ro1">
          <table:table-cell office:value-type="string" calcext:value-type="string">
            <text:p><text:s text:c="2"/>0.08390377 <text:s/>0.08241806 <text:s/>0.08106312 <text:s/>0.07972204 <text:s/>0.078385 <text:s text:c="3"/>0.07717561</text:p>
          </table:table-cell>
          <table:table-cell table:number-columns-repeated="3"/>
          <table:table-cell office:value-type="string" calcext:value-type="string">
            <text:p><text:s text:c="2"/>0.08383609 <text:s/>0.07708417 <text:s/>0.08014441 <text:s/>0.07916554 <text:s/>0.07490839 <text:s/>0.07636191</text:p>
          </table:table-cell>
          <table:table-cell/>
        </table:table-row>
        <table:table-row table:style-name="ro1">
          <table:table-cell office:value-type="string" calcext:value-type="string">
            <text:p><text:s text:c="2"/>0.0760222 <text:s text:c="2"/>0.07490419 <text:s/>0.07385854 <text:s/>0.07278335 <text:s/>0.07183332 <text:s/>0.07087575</text:p>
          </table:table-cell>
          <table:table-cell table:number-columns-repeated="3"/>
          <table:table-cell office:value-type="string" calcext:value-type="string">
            <text:p><text:s text:c="2"/>0.07583538 <text:s/>0.07439057 <text:s/>0.07049341 <text:s/>0.07278039 <text:s/>0.07229666 <text:s/>0.06804105</text:p>
          </table:table-cell>
          <table:table-cell/>
        </table:table-row>
        <table:table-row table:style-name="ro1">
          <table:table-cell office:value-type="string" calcext:value-type="string">
            <text:p><text:s text:c="2"/>0.0700155 <text:s text:c="2"/>0.06915044 <text:s/>0.06835058 <text:s/>0.06758398 <text:s/>0.06686735 <text:s/>0.0661434</text:p>
          </table:table-cell>
          <table:table-cell table:number-columns-repeated="3"/>
          <table:table-cell office:value-type="string" calcext:value-type="string">
            <text:p><text:s text:c="2"/>0.07053018 <text:s/>0.07004819 <text:s/>0.06978149 <text:s/>0.06840124 <text:s/>0.06741554 <text:s/>0.06691715</text:p>
          </table:table-cell>
          <table:table-cell/>
        </table:table-row>
        <table:table-row table:style-name="ro1">
          <table:table-cell office:value-type="string" calcext:value-type="string">
            <text:p><text:s text:c="2"/>0.06542965 <text:s/>0.06478983 <text:s/>0.0641411 <text:s text:c="2"/>0.06353925 <text:s/>0.06286436 <text:s/>0.0621539</text:p>
          </table:table-cell>
          <table:table-cell table:number-columns-repeated="3"/>
          <table:table-cell office:value-type="string" calcext:value-type="string">
            <text:p><text:s text:c="2"/>0.06684079 <text:s/>0.06604435 <text:s/>0.06590652 <text:s/>0.06512101 <text:s/>0.064723 <text:s text:c="3"/>0.06429714</text:p>
          </table:table-cell>
          <table:table-cell/>
        </table:table-row>
        <table:table-row table:style-name="ro1">
          <table:table-cell office:value-type="string" calcext:value-type="string">
            <text:p><text:s text:c="2"/>0.06134563 <text:s/>0.06057789]</text:p>
          </table:table-cell>
          <table:table-cell table:number-columns-repeated="3"/>
          <table:table-cell office:value-type="string" calcext:value-type="string">
            <text:p><text:s text:c="2"/>0.06398294 <text:s/>0.06342029]</text:p>
          </table:table-cell>
          <table:table-cell/>
        </table:table-row>
        <table:table-row table:style-name="ro1">
          <table:table-cell office:value-type="string" calcext:value-type="string">
            <text:p>Mean squared error: <text:s/>0.0598505676381</text:p>
          </table:table-cell>
          <table:table-cell table:number-columns-repeated="3"/>
          <table:table-cell office:value-type="string" calcext:value-type="string">
            <text:p>Mean squared error: <text:s/>0.0628600022775</text:p>
          </table:table-cell>
          <table:table-cell/>
        </table:table-row>
        <table:table-row table:style-name="ro1">
          <table:table-cell office:value-type="string" calcext:value-type="string">
            <text:p>Standard deviation: <text:s/>0.0138734340424</text:p>
          </table:table-cell>
          <table:table-cell table:number-columns-repeated="3"/>
          <table:table-cell office:value-type="string" calcext:value-type="string">
            <text:p>Standard deviation: <text:s/>0.0214696028098</text:p>
          </table:table-cell>
          <table:table-cell/>
        </table:table-row>
        <table:table-row table:style-name="ro1">
          <table:table-cell office:value-type="string" calcext:value-type="string">
            <text:p>- Lozi:</text:p>
          </table:table-cell>
          <table:table-cell table:number-columns-repeated="3"/>
          <table:table-cell office:value-type="string" calcext:value-type="string">
            <text:p>- Lozi:</text:p>
          </table:table-cell>
          <table:table-cell/>
        </table:table-row>
        <table:table-row table:style-name="ro1">
          <table:table-cell office:value-type="string" calcext:value-type="string">
            <text:p>Errors: <text:s/>[ 0.42321976 <text:s/>0.4260419 <text:s text:c="2"/>0.39127937 <text:s/>0.36381307 <text:s/>0.32203049 <text:s/>0.28816831</text:p>
          </table:table-cell>
          <table:table-cell table:number-columns-repeated="3"/>
          <table:table-cell office:value-type="string" calcext:value-type="string">
            <text:p>Errors: <text:s/>[ 0.41378935 <text:s/>0.41099233 <text:s/>0.38143291 <text:s/>0.34850203 <text:s/>0.33895153 <text:s/>0.29044579</text:p>
          </table:table-cell>
          <table:table-cell/>
        </table:table-row>
        <table:table-row table:style-name="ro1">
          <table:table-cell office:value-type="string" calcext:value-type="string">
            <text:p><text:s text:c="2"/>0.2296734 <text:s text:c="2"/>0.19679175 <text:s/>0.17870035 <text:s/>0.16450779 <text:s/>0.15071828 <text:s/>0.13881773</text:p>
          </table:table-cell>
          <table:table-cell table:number-columns-repeated="3"/>
          <table:table-cell office:value-type="string" calcext:value-type="string">
            <text:p><text:s text:c="2"/>0.2635368 <text:s text:c="2"/>0.23836488 <text:s/>0.23366235 <text:s/>0.22301425 <text:s/>0.20673061 <text:s/>0.19010572</text:p>
          </table:table-cell>
          <table:table-cell/>
        </table:table-row>
        <table:table-row table:style-name="ro1">
          <table:table-cell office:value-type="string" calcext:value-type="string">
            <text:p><text:s text:c="2"/>0.13384744 <text:s/>0.12754405 <text:s/>0.12014097 <text:s/>0.11148417 <text:s/>0.10723421 <text:s/>0.10233045</text:p>
          </table:table-cell>
          <table:table-cell table:number-columns-repeated="3"/>
          <table:table-cell office:value-type="string" calcext:value-type="string">
            <text:p><text:s text:c="2"/>0.1739304 <text:s text:c="2"/>0.15922258 <text:s/>0.14254645 <text:s/>0.13625681 <text:s/>0.13169269 <text:s/>0.1173724</text:p>
          </table:table-cell>
          <table:table-cell/>
        </table:table-row>
        <table:table-row table:style-name="ro1">
          <table:table-cell office:value-type="string" calcext:value-type="string">
            <text:p><text:s text:c="2"/>0.09918191 <text:s/>0.0981514 <text:s text:c="2"/>0.09497115 <text:s/>0.09188987 <text:s/>0.08731925 <text:s/>0.08293086</text:p>
          </table:table-cell>
          <table:table-cell table:number-columns-repeated="3"/>
          <table:table-cell office:value-type="string" calcext:value-type="string">
            <text:p><text:s text:c="2"/>0.1054652 <text:s text:c="2"/>0.09634147 <text:s/>0.08976273 <text:s/>0.08666163 <text:s/>0.08436603 <text:s/>0.08198161</text:p>
          </table:table-cell>
          <table:table-cell/>
        </table:table-row>
        <table:table-row table:style-name="ro1">
          <table:table-cell office:value-type="string" calcext:value-type="string">
            <text:p><text:s text:c="2"/>0.0773758 <text:s text:c="2"/>0.07503451 <text:s/>0.07319154 <text:s/>0.07168505 <text:s/>0.07038166 <text:s/>0.06906326</text:p>
          </table:table-cell>
          <table:table-cell table:number-columns-repeated="3"/>
          <table:table-cell office:value-type="string" calcext:value-type="string">
            <text:p><text:s text:c="2"/>0.07988353 <text:s/>0.07800271 <text:s/>0.07645631 <text:s/>0.07492882 <text:s/>0.07355985 <text:s/>0.0722144</text:p>
          </table:table-cell>
          <table:table-cell/>
        </table:table-row>
        <table:table-row table:style-name="ro1">
          <table:table-cell office:value-type="string" calcext:value-type="string">
            <text:p><text:s text:c="2"/>0.0678183 <text:s text:c="2"/>0.0665991 <text:s text:c="2"/>0.06545984 <text:s/>0.06440489 <text:s/>0.06342473 <text:s/>0.06256799</text:p>
          </table:table-cell>
          <table:table-cell table:number-columns-repeated="3"/>
          <table:table-cell office:value-type="string" calcext:value-type="string">
            <text:p><text:s text:c="2"/>0.07099862 <text:s/>0.06982465 <text:s/>0.06870365 <text:s/>0.06765889 <text:s/>0.06656072 <text:s/>0.06535242</text:p>
          </table:table-cell>
          <table:table-cell/>
        </table:table-row>
        <table:table-row table:style-name="ro1">
          <table:table-cell office:value-type="string" calcext:value-type="string">
            <text:p><text:s text:c="2"/>0.06165678 <text:s/>0.06084176 <text:s/>0.06006527 <text:s/>0.05927744 <text:s/>0.05859756 <text:s/>0.05792349</text:p>
          </table:table-cell>
          <table:table-cell table:number-columns-repeated="3"/>
          <table:table-cell office:value-type="string" calcext:value-type="string">
            <text:p><text:s text:c="2"/>0.06417797 <text:s/>0.06325407 <text:s/>0.06232271 <text:s/>0.06125424 <text:s/>0.06039843 <text:s/>0.05966798</text:p>
          </table:table-cell>
          <table:table-cell/>
        </table:table-row>
        <table:table-row table:style-name="ro1">
          <table:table-cell office:value-type="string" calcext:value-type="string">
            <text:p><text:s text:c="2"/>0.0573446 <text:s text:c="2"/>0.05667432 <text:s/>0.05604494 <text:s/>0.05548507 <text:s/>0.05496606 <text:s/>0.05445764</text:p>
          </table:table-cell>
          <table:table-cell table:number-columns-repeated="3"/>
          <table:table-cell office:value-type="string" calcext:value-type="string">
            <text:p><text:s text:c="2"/>0.05892447 <text:s/>0.05817251 <text:s/>0.05741041 <text:s/>0.05675306 <text:s/>0.0561598 <text:s text:c="2"/>0.05551643</text:p>
          </table:table-cell>
          <table:table-cell/>
        </table:table-row>
        <table:table-row table:style-name="ro1">
          <table:table-cell office:value-type="string" calcext:value-type="string">
            <text:p><text:s text:c="2"/>0.05392208 <text:s/>0.05342357]</text:p>
          </table:table-cell>
          <table:table-cell table:number-columns-repeated="3"/>
          <table:table-cell office:value-type="string" calcext:value-type="string">
            <text:p><text:s text:c="2"/>0.05491683 <text:s/>0.05437572]</text:p>
          </table:table-cell>
          <table:table-cell/>
        </table:table-row>
        <table:table-row table:style-name="ro1">
          <table:table-cell office:value-type="string" calcext:value-type="string">
            <text:p>Mean squared error: <text:s/>0.052927848687</text:p>
          </table:table-cell>
          <table:table-cell table:number-columns-repeated="3"/>
          <table:table-cell office:value-type="string" calcext:value-type="string">
            <text:p>Mean squared error: <text:s/>0.0538815065446</text:p>
          </table:table-cell>
          <table:table-cell/>
        </table:table-row>
        <table:table-row table:style-name="ro1">
          <table:table-cell office:value-type="string" calcext:value-type="string">
            <text:p>Standard deviation: <text:s/>0.0123570956771</text:p>
          </table:table-cell>
          <table:table-cell table:number-columns-repeated="3"/>
          <table:table-cell office:value-type="string" calcext:value-type="string">
            <text:p>Standard deviation: <text:s/>0.00600362418309</text:p>
          </table:table-cell>
          <table:table-cell/>
        </table:table-row>
        <table:table-row table:style-name="ro1">
          <table:table-cell office:value-type="string" calcext:value-type="string">
            <text:p>- Dissipative:</text:p>
          </table:table-cell>
          <table:table-cell table:number-columns-repeated="3"/>
          <table:table-cell office:value-type="string" calcext:value-type="string">
            <text:p>- Dissipative:</text:p>
          </table:table-cell>
          <table:table-cell/>
        </table:table-row>
        <table:table-row table:style-name="ro1">
          <table:table-cell office:value-type="string" calcext:value-type="string">
            <text:p>Errors: <text:s/>[ 0.51661357 <text:s/>0.48677205 <text:s/>0.46403857 <text:s/>0.40451908 <text:s/>0.33775105 <text:s/>0.30723561</text:p>
          </table:table-cell>
          <table:table-cell table:number-columns-repeated="3"/>
          <table:table-cell office:value-type="string" calcext:value-type="string">
            <text:p>Errors: <text:s/>[ 0.46655658 <text:s/>0.43588727 <text:s/>0.41225749 <text:s/>0.35660351 <text:s/>0.31622991 <text:s/>0.28003727</text:p>
          </table:table-cell>
          <table:table-cell/>
        </table:table-row>
        <table:table-row table:style-name="ro1">
          <table:table-cell office:value-type="string" calcext:value-type="string">
            <text:p><text:s text:c="2"/>0.26282883 <text:s/>0.21391967 <text:s/>0.18559695 <text:s/>0.15343371 <text:s/>0.14142592 <text:s/>0.13072505</text:p>
          </table:table-cell>
          <table:table-cell table:number-columns-repeated="3"/>
          <table:table-cell office:value-type="string" calcext:value-type="string">
            <text:p><text:s text:c="2"/>0.25767531 <text:s/>0.23026639 <text:s/>0.20482233 <text:s/>0.19727638 <text:s/>0.17076666 <text:s/>0.14992066</text:p>
          </table:table-cell>
          <table:table-cell/>
        </table:table-row>
        <table:table-row table:style-name="ro1">
          <table:table-cell office:value-type="string" calcext:value-type="string">
            <text:p><text:s text:c="2"/>0.12279859 <text:s/>0.11626553 <text:s/>0.10788738 <text:s/>0.10291448 <text:s/>0.09748128 <text:s/>0.09286874</text:p>
          </table:table-cell>
          <table:table-cell table:number-columns-repeated="3"/>
          <table:table-cell office:value-type="string" calcext:value-type="string">
            <text:p><text:s text:c="2"/>0.13389525 <text:s/>0.12541974 <text:s/>0.115787 <text:s text:c="3"/>0.11431446 <text:s/>0.113216 <text:s text:c="3"/>0.10786282</text:p>
          </table:table-cell>
          <table:table-cell/>
        </table:table-row>
        <table:table-row table:style-name="ro1">
          <table:table-cell office:value-type="string" calcext:value-type="string">
            <text:p><text:s text:c="2"/>0.08955556 <text:s/>0.0866295 <text:s text:c="2"/>0.08412539 <text:s/>0.08189388 <text:s/>0.07996427 <text:s/>0.07819978</text:p>
          </table:table-cell>
          <table:table-cell table:number-columns-repeated="3"/>
          <table:table-cell office:value-type="string" calcext:value-type="string">
            <text:p><text:s text:c="2"/>0.1033848 <text:s text:c="2"/>0.10112641 <text:s/>0.09628673 <text:s/>0.09120522 <text:s/>0.08201307 <text:s/>0.07792398</text:p>
          </table:table-cell>
          <table:table-cell/>
        </table:table-row>
        <table:table-row table:style-name="ro1">
          <table:table-cell office:value-type="string" calcext:value-type="string">
            <text:p><text:s text:c="2"/>0.07661516 <text:s/>0.07511254 <text:s/>0.07381848 <text:s/>0.07250627 <text:s/>0.07130239 <text:s/>0.07009892</text:p>
          </table:table-cell>
          <table:table-cell table:number-columns-repeated="3"/>
          <table:table-cell office:value-type="string" calcext:value-type="string">
            <text:p><text:s text:c="2"/>0.07589144 <text:s/>0.07427714 <text:s/>0.07267291 <text:s/>0.07107828 <text:s/>0.06959595 <text:s/>0.06817393</text:p>
          </table:table-cell>
          <table:table-cell/>
        </table:table-row>
        <table:table-row table:style-name="ro1">
          <table:table-cell office:value-type="string" calcext:value-type="string">
            <text:p><text:s text:c="2"/>0.06886482 <text:s/>0.06766421 <text:s/>0.0665781 <text:s text:c="2"/>0.06561444 <text:s/>0.06455619 <text:s/>0.06372322</text:p>
          </table:table-cell>
          <table:table-cell table:number-columns-repeated="3"/>
          <table:table-cell office:value-type="string" calcext:value-type="string">
            <text:p><text:s text:c="2"/>0.06688097 <text:s/>0.06558993 <text:s/>0.06440594 <text:s/>0.06328453 <text:s/>0.0621734 <text:s text:c="2"/>0.06121219</text:p>
          </table:table-cell>
          <table:table-cell/>
        </table:table-row>
        <table:table-row table:style-name="ro1">
          <table:table-cell office:value-type="string" calcext:value-type="string">
            <text:p><text:s text:c="2"/>0.06295923 <text:s/>0.06214853 <text:s/>0.06138234 <text:s/>0.06067379 <text:s/>0.05995126 <text:s/>0.05927537</text:p>
          </table:table-cell>
          <table:table-cell table:number-columns-repeated="3"/>
          <table:table-cell office:value-type="string" calcext:value-type="string">
            <text:p><text:s text:c="2"/>0.06030743 <text:s/>0.05939912 <text:s/>0.05864172 <text:s/>0.0578703 <text:s text:c="2"/>0.05705454 <text:s/>0.05631124</text:p>
          </table:table-cell>
          <table:table-cell/>
        </table:table-row>
        <table:table-row table:style-name="ro1">
          <table:table-cell office:value-type="string" calcext:value-type="string">
            <text:p><text:s text:c="2"/>0.05856172 <text:s/>0.05785073 <text:s/>0.05719339 <text:s/>0.05657163 <text:s/>0.05598484 <text:s/>0.05549399</text:p>
          </table:table-cell>
          <table:table-cell table:number-columns-repeated="3"/>
          <table:table-cell office:value-type="string" calcext:value-type="string">
            <text:p><text:s text:c="2"/>0.0555903 <text:s text:c="2"/>0.06710523 <text:s/>0.05409532 <text:s/>0.0534277 <text:s text:c="2"/>0.05277339 <text:s/>0.05220701</text:p>
          </table:table-cell>
          <table:table-cell/>
        </table:table-row>
        <table:table-row table:style-name="ro1">
          <table:table-cell office:value-type="string" calcext:value-type="string">
            <text:p><text:s text:c="2"/>0.05499402 <text:s/>0.05452384]</text:p>
          </table:table-cell>
          <table:table-cell table:number-columns-repeated="3"/>
          <table:table-cell office:value-type="string" calcext:value-type="string">
            <text:p><text:s text:c="2"/>0.05166505 <text:s/>0.05113914]</text:p>
          </table:table-cell>
          <table:table-cell/>
        </table:table-row>
        <table:table-row table:style-name="ro1">
          <table:table-cell office:value-type="string" calcext:value-type="string">
            <text:p>Mean squared error: <text:s/>0.0540385523691</text:p>
          </table:table-cell>
          <table:table-cell table:number-columns-repeated="3"/>
          <table:table-cell office:value-type="string" calcext:value-type="string">
            <text:p>Mean squared error: <text:s/>0.050631326763</text:p>
          </table:table-cell>
          <table:table-cell/>
        </table:table-row>
        <table:table-row table:style-name="ro1">
          <table:table-cell office:value-type="string" calcext:value-type="string">
            <text:p>Standard deviation: <text:s/>0.00676997841104</text:p>
          </table:table-cell>
          <table:table-cell table:number-columns-repeated="3"/>
          <table:table-cell office:value-type="string" calcext:value-type="string">
            <text:p>Standard deviation: <text:s/>0.00773194097402</text:p>
          </table:table-cell>
          <table:table-cell/>
        </table:table-row>
        <table:table-row table:style-name="ro1">
          <table:table-cell office:value-type="string" calcext:value-type="string">
            <text:p>- Random:</text:p>
          </table:table-cell>
          <table:table-cell table:number-columns-repeated="3"/>
          <table:table-cell office:value-type="string" calcext:value-type="string">
            <text:p>- Random:</text:p>
          </table:table-cell>
          <table:table-cell/>
        </table:table-row>
        <table:table-row table:style-name="ro1">
          <table:table-cell office:value-type="string" calcext:value-type="string">
            <text:p>Errors: <text:s/>[ 0.53569363 <text:s/>0.52661654 <text:s/>0.47543605 <text:s/>0.35554854 <text:s/>0.28361134 <text:s/>0.2632802</text:p>
          </table:table-cell>
          <table:table-cell table:number-columns-repeated="3"/>
          <table:table-cell office:value-type="string" calcext:value-type="string">
            <text:p>Errors: <text:s/>[ 0.45289569 <text:s/>0.41735266 <text:s/>0.38391622 <text:s/>0.33601472 <text:s/>0.30216156 <text:s/>0.25727506</text:p>
          </table:table-cell>
          <table:table-cell/>
        </table:table-row>
        <table:table-row table:style-name="ro1">
          <table:table-cell office:value-type="string" calcext:value-type="string">
            <text:p><text:s text:c="2"/>0.23796043 <text:s/>0.20489734 <text:s/>0.19286026 <text:s/>0.17687765 <text:s/>0.16061488 <text:s/>0.14795027</text:p>
          </table:table-cell>
          <table:table-cell table:number-columns-repeated="3"/>
          <table:table-cell office:value-type="string" calcext:value-type="string">
            <text:p><text:s text:c="2"/>0.23335272 <text:s/>0.21562729 <text:s/>0.19699659 <text:s/>0.17310581 <text:s/>0.15122442 <text:s/>0.13881752</text:p>
          </table:table-cell>
          <table:table-cell/>
        </table:table-row>
        <table:table-row table:style-name="ro1">
          <table:table-cell office:value-type="string" calcext:value-type="string">
            <text:p><text:s text:c="2"/>0.13489869 <text:s/>0.13083882 <text:s/>0.124775 <text:s text:c="3"/>0.10932056 <text:s/>0.10276284 <text:s/>0.09708678</text:p>
          </table:table-cell>
          <table:table-cell table:number-columns-repeated="3"/>
          <table:table-cell office:value-type="string" calcext:value-type="string">
            <text:p><text:s text:c="2"/>0.12339471 <text:s/>0.11632773 <text:s/>0.10998068 <text:s/>0.10416646 <text:s/>0.10055051 <text:s/>0.09750525</text:p>
          </table:table-cell>
          <table:table-cell/>
        </table:table-row>
        <table:table-row table:style-name="ro1">
          <table:table-cell office:value-type="string" calcext:value-type="string">
            <text:p><text:s text:c="2"/>0.09341249 <text:s/>0.08944369 <text:s/>0.08551781 <text:s/>0.08239305 <text:s/>0.08003491 <text:s/>0.07806506</text:p>
          </table:table-cell>
          <table:table-cell table:number-columns-repeated="3"/>
          <table:table-cell office:value-type="string" calcext:value-type="string">
            <text:p><text:s text:c="2"/>0.09484184 <text:s/>0.09240262 <text:s/>0.09019268 <text:s/>0.08770544 <text:s/>0.08548832 <text:s/>0.08354316</text:p>
          </table:table-cell>
          <table:table-cell/>
        </table:table-row>
        <table:table-row table:style-name="ro1">
          <table:table-cell office:value-type="string" calcext:value-type="string">
            <text:p><text:s text:c="2"/>0.07624437 <text:s/>0.07455297 <text:s/>0.07298685 <text:s/>0.0715479 <text:s text:c="2"/>0.07023259 <text:s/>0.06902088</text:p>
          </table:table-cell>
          <table:table-cell table:number-columns-repeated="3"/>
          <table:table-cell office:value-type="string" calcext:value-type="string">
            <text:p><text:s text:c="2"/>0.08187281 <text:s/>0.08032581 <text:s/>0.0787891 <text:s text:c="2"/>0.07734811 <text:s/>0.07608864 <text:s/>0.0746793</text:p>
          </table:table-cell>
          <table:table-cell/>
        </table:table-row>
        <table:table-row table:style-name="ro1">
          <table:table-cell office:value-type="string" calcext:value-type="string">
            <text:p><text:s text:c="2"/>0.06767516 <text:s/>0.06636118 <text:s/>0.065171 <text:s text:c="3"/>0.06407679 <text:s/>0.06297311 <text:s/>0.06187339</text:p>
          </table:table-cell>
          <table:table-cell table:number-columns-repeated="3"/>
          <table:table-cell office:value-type="string" calcext:value-type="string">
            <text:p><text:s text:c="2"/>0.07353318 <text:s/>0.07239674 <text:s/>0.07138128 <text:s/>0.07033717 <text:s/>0.06938431 <text:s/>0.06847115</text:p>
          </table:table-cell>
          <table:table-cell/>
        </table:table-row>
        <table:table-row table:style-name="ro1">
          <table:table-cell office:value-type="string" calcext:value-type="string">
            <text:p><text:s text:c="2"/>0.06080248 <text:s/>0.05982299 <text:s/>0.05888968 <text:s/>0.05805475 <text:s/>0.05717766 <text:s/>0.05633831</text:p>
          </table:table-cell>
          <table:table-cell table:number-columns-repeated="3"/>
          <table:table-cell office:value-type="string" calcext:value-type="string">
            <text:p><text:s text:c="2"/>0.06762151 <text:s/>0.06681846 <text:s/>0.06605855 <text:s/>0.06527653 <text:s/>0.06452907 <text:s/>0.06382884</text:p>
          </table:table-cell>
          <table:table-cell/>
        </table:table-row>
        <table:table-row table:style-name="ro1">
          <table:table-cell office:value-type="string" calcext:value-type="string">
            <text:p><text:s text:c="2"/>0.055561 <text:s text:c="3"/>0.05478683 <text:s/>0.05403555 <text:s/>0.0533299 <text:s text:c="2"/>0.05265697 <text:s/>0.05200247</text:p>
          </table:table-cell>
          <table:table-cell table:number-columns-repeated="3"/>
          <table:table-cell office:value-type="string" calcext:value-type="string">
            <text:p><text:s text:c="2"/>0.06315039 <text:s/>0.06249242 <text:s/>0.06177366 <text:s/>0.06088208 <text:s/>0.06004493 <text:s/>0.05934507</text:p>
          </table:table-cell>
          <table:table-cell/>
        </table:table-row>
        <table:table-row table:style-name="ro1">
          <table:table-cell office:value-type="string" calcext:value-type="string">
            <text:p><text:s text:c="2"/>0.05138376 <text:s/>0.05078261]</text:p>
          </table:table-cell>
          <table:table-cell table:number-columns-repeated="3"/>
          <table:table-cell office:value-type="string" calcext:value-type="string">
            <text:p><text:s text:c="2"/>0.05872621 <text:s/>0.05808881]</text:p>
          </table:table-cell>
          <table:table-cell/>
        </table:table-row>
        <table:table-row table:style-name="ro1">
          <table:table-cell office:value-type="string" calcext:value-type="string">
            <text:p>Mean squared error: <text:s/>0.0502240117507</text:p>
          </table:table-cell>
          <table:table-cell table:number-columns-repeated="3"/>
          <table:table-cell office:value-type="string" calcext:value-type="string">
            <text:p>Mean squared error: <text:s/>0.057499592657</text:p>
          </table:table-cell>
          <table:table-cell/>
        </table:table-row>
        <table:table-row table:style-name="ro1">
          <table:table-cell office:value-type="string" calcext:value-type="string">
            <text:p>Standard deviation: <text:s/>0.0041126469758</text:p>
          </table:table-cell>
          <table:table-cell table:number-columns-repeated="3"/>
          <table:table-cell office:value-type="string" calcext:value-type="string">
            <text:p>Standard deviation: <text:s/>0.00527434059916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max = 0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 Tinkerbell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rors: <text:s/>[ 0.531861 <text:s text:c="3"/>0.12917699 <text:s/>0.1017107 <text:s text:c="2"/>0.09116408 <text:s/>0.08536721 <text:s/>0.081324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7833558 <text:s/>0.07655914 <text:s/>0.08971369 <text:s/>0.08568569 <text:s/>0.086083 <text:s text:c="3"/>0.071140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7191495 <text:s/>0.06962242 <text:s/>0.08366592 <text:s/>0.08419096 <text:s/>0.08457385 <text:s/>0.068443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6609002 <text:s/>0.06701235 <text:s/>0.07941542 <text:s/>0.07975057 <text:s/>0.07923307 <text:s/>0.077474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6601284 <text:s/>0.07970809 <text:s/>0.077481 <text:s text:c="3"/>0.07395928 <text:s/>0.07937183 <text:s/>0.08077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7440063 <text:s/>0.07568873 <text:s/>0.07628748 <text:s/>0.07788263 <text:s/>0.07545962 <text:s/>0.076144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7373016 <text:s/>0.07571465 <text:s/>0.07718105 <text:s/>0.0750576 <text:s text:c="2"/>0.07650944 <text:s/>0.075644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7286138 <text:s/>0.07504593 <text:s/>0.07512097 <text:s/>0.07538425 <text:s/>0.07176692 <text:s/>0.058733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6947623 <text:s/>0.05797341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n squared error: <text:s/>0.07642607439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ard deviation: <text:s/>0.05306826935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 Lozi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rors: <text:s/>[ 0.51851172 <text:s/>0.13116988 <text:s/>0.09637767 <text:s/>0.0880002 <text:s text:c="2"/>0.0824826 <text:s text:c="2"/>0.079747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7741775 <text:s/>0.07584841 <text:s/>0.07367669 <text:s/>0.0727549 <text:s text:c="2"/>0.07148752 <text:s/>0.070433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6829999 <text:s/>0.06789456 <text:s/>0.06655582 <text:s/>0.06676898 <text:s/>0.06570687 <text:s/>0.06435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6487722 <text:s/>0.06431053 <text:s/>0.0635947 <text:s text:c="2"/>0.06417637 <text:s/>0.06234794 <text:s/>0.062463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6266395 <text:s/>0.0626274 <text:s text:c="2"/>0.06152964 <text:s/>0.06130084 <text:s/>0.06201714 <text:s/>0.06231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6156411 <text:s/>0.06034567 <text:s/>0.06029975 <text:s/>0.06016795 <text:s/>0.05956493 <text:s/>0.059557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60198 <text:s text:c="3"/>0.05925843 <text:s/>0.05930302 <text:s/>0.0587544 <text:s text:c="2"/>0.0596597 <text:s text:c="2"/>0.058896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5893998 <text:s/>0.05936489 <text:s/>0.05796797 <text:s/>0.05814983 <text:s/>0.05743179 <text:s/>0.057108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5748947 <text:s/>0.05762783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n squared error: <text:s/>0.05745536996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ard deviation: <text:s/>0.0285558170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 Dissipative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rors: <text:s/>[ 0.48115059 <text:s/>0.16250872 <text:s/>0.12606397 <text:s/>0.11608525 <text:s/>0.11046216 <text:s/>0.085956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79839 <text:s text:c="3"/>0.08222305 <text:s/>0.07665178 <text:s/>0.0780209 <text:s text:c="2"/>0.06668001 <text:s/>0.06522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6957316 <text:s/>0.07293923 <text:s/>0.06742285 <text:s/>0.06859579 <text:s/>0.0684844 <text:s text:c="2"/>0.066924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7580168 <text:s/>0.06502211 <text:s/>0.06326807 <text:s/>0.06488827 <text:s/>0.05786062 <text:s/>0.069335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635025 <text:s text:c="2"/>0.07038451 <text:s/>0.06191623 <text:s/>0.06759822 <text:s/>0.068902 <text:s text:c="3"/>0.06250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6412378 <text:s/>0.06790142 <text:s/>0.06139143 <text:s/>0.06098023 <text:s/>0.06752163 <text:s/>0.060538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6737916 <text:s/>0.06179634 <text:s/>0.07976172 <text:s/>0.06572309 <text:s/>0.06053433 <text:s/>0.058786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526645 <text:s text:c="2"/>0.06024682 <text:s/>0.06600731 <text:s/>0.05766974 <text:s/>0.06167881 <text:s/>0.075124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6141797 <text:s/>0.05150976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n squared error: <text:s/>0.0637247149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ard deviation: <text:s/>0.02359511080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 Random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rors: <text:s/>[ 0.49711399 <text:s/>0.18849066 <text:s/>0.09492442 <text:s/>0.08675652 <text:s/>0.08214002 <text:s/>0.08107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7966476 <text:s/>0.07676738 <text:s/>0.0751853 <text:s text:c="2"/>0.07419002 <text:s/>0.07208943 <text:s/>0.07099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7078686 <text:s/>0.06887921 <text:s/>0.06852726 <text:s/>0.06810784 <text:s/>0.06716879 <text:s/>0.065882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6592513 <text:s/>0.06488927 <text:s/>0.06398462 <text:s/>0.06373285 <text:s/>0.06357998 <text:s/>0.063333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6337544 <text:s/>0.06164841 <text:s/>0.06274641 <text:s/>0.06149984 <text:s/>0.06189909 <text:s/>0.06120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6155754 <text:s/>0.06079626 <text:s/>0.06074062 <text:s/>0.06083945 <text:s/>0.06008271 <text:s/>0.05955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5973482 <text:s/>0.05940745 <text:s/>0.05892292 <text:s/>0.05859438 <text:s/>0.05884323 <text:s/>0.057846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5810263 <text:s/>0.05760023 <text:s/>0.05805918 <text:s/>0.05781716 <text:s/>0.05727797 <text:s/>0.056710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0.05731637 <text:s/>0.05702331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n squared error: <text:s/>0.05673592206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ard deviation: <text:s/>0.031819770648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Vmax = 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- Tinkerbell: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rrors: <text:s/>[ 0.53028964 <text:s/>0.1393908 <text:s text:c="2"/>0.12900708 <text:s/>0.13118448 <text:s/>0.12004237 <text:s/>0.114165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0.1090779 <text:s text:c="2"/>0.10649872 <text:s/>0.12725177 <text:s/>0.11972161 <text:s/>0.10769147 <text:s/>0.12212056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0.10454358 <text:s/>0.11926454 <text:s/>0.10995376 <text:s/>0.10480533 <text:s/>0.12487731 <text:s/>0.1014516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0.10282173 <text:s/>0.08741501 <text:s/>0.09529605 <text:s/>0.10008783 <text:s/>0.11625945 <text:s/>0.10196988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0.09226157 <text:s/>0.09333386 <text:s/>0.09891243 <text:s/>0.08815641 <text:s/>0.09091146 <text:s/>0.0975985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0.07722722 <text:s/>0.09465911 <text:s/>0.08977678 <text:s/>0.1162144 <text:s text:c="2"/>0.10960244 <text:s/>0.0997794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0.09421344 <text:s/>0.10015009 <text:s/>0.11658986 <text:s/>0.08519336 <text:s/>0.11647114 <text:s/>0.1052105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0.10494982 <text:s/>0.11349073 <text:s/>0.08239301 <text:s/>0.09317136 <text:s/>0.08443588 <text:s/>0.0975535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0.08712426 <text:s/>0.09126106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Mean squared error: <text:s/>0.097687625025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tandard deviation: <text:s/>0.0305755415096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- Lozi: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rrors: <text:s/>[ 0.49156369 <text:s/>0.14162597 <text:s/>0.13887316 <text:s/>0.10561666 <text:s/>0.13302629 <text:s/>0.1011268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0.09850244 <text:s/>0.11259824 <text:s/>0.08834355 <text:s/>0.0969507 <text:s text:c="2"/>0.09926258 <text:s/>0.09018256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0.08453837 <text:s/>0.08531388 <text:s/>0.07882897 <text:s/>0.08610349 <text:s/>0.07826055 <text:s/>0.0824302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0.08090976 <text:s/>0.07452685 <text:s/>0.08184178 <text:s/>0.0792097 <text:s text:c="2"/>0.07183071 <text:s/>0.0762795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0.08198095 <text:s/>0.07460137 <text:s/>0.07583186 <text:s/>0.0739122 <text:s text:c="2"/>0.07337031 <text:s/>0.0715760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0.08581375 <text:s/>0.09217359 <text:s/>0.08049186 <text:s/>0.074675 <text:s text:c="3"/>0.07786682 <text:s/>0.0786769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0.09312561 <text:s/>0.08553807 <text:s/>0.07084682 <text:s/>0.06890947 <text:s/>0.06566299 <text:s/>0.06982146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0.07541908 <text:s/>0.06854302 <text:s/>0.0683964 <text:s text:c="2"/>0.07135161 <text:s/>0.06787676 <text:s/>0.0671995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0.06878757 <text:s/>0.07581084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Mean squared error: <text:s/>0.078960841721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tandard deviation: <text:s/>0.0310264470596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- Dissipative: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rrors: <text:s/>[ 0.47495302 <text:s/>0.13295144 <text:s/>0.12009166 <text:s/>0.12937463 <text:s/>0.12292518 <text:s/>0.13037016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0.11035359 <text:s/>0.10982286 <text:s/>0.12861428 <text:s/>0.10777199 <text:s/>0.1198981 <text:s text:c="2"/>0.1106064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0.11445335 <text:s/>0.1050767 <text:s text:c="2"/>0.11444907 <text:s/>0.12249925 <text:s/>0.10916294 <text:s/>0.1114809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0.11311312 <text:s/>0.10552379 <text:s/>0.11319406 <text:s/>0.106194 <text:s text:c="3"/>0.13206625 <text:s/>0.10935206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0.11728502 <text:s/>0.11056639 <text:s/>0.11366751 <text:s/>0.10230327 <text:s/>0.11241667 <text:s/>0.1096171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0.12430699 <text:s/>0.11351755 <text:s/>0.11517197 <text:s/>0.09621059 <text:s/>0.09914191 <text:s/>0.1049208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0.10730664 <text:s/>0.11737611 <text:s/>0.09687957 <text:s/>0.11038049 <text:s/>0.11994589 <text:s/>0.0915699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0.09980957 <text:s/>0.0954001 <text:s text:c="2"/>0.12122424 <text:s/>0.12113901 <text:s/>0.10403525 <text:s/>0.112214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0.1002341 <text:s text:c="2"/>0.0975585 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Mean squared error: <text:s/>0.099471845857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tandard deviation: <text:s/>0.040600685386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- Random: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rrors: <text:s/>[ 0.46013139 <text:s/>0.12679995 <text:s/>0.13121542 <text:s/>0.13310982 <text:s/>0.12989164 <text:s/>0.1153464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0.11371351 <text:s/>0.10019603 <text:s/>0.11495829 <text:s/>0.10563112 <text:s/>0.10633683 <text:s/>0.1065200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0.10516484 <text:s/>0.09509231 <text:s/>0.10421322 <text:s/>0.10221683 <text:s/>0.1015677 <text:s text:c="2"/>0.1058479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0.10786643 <text:s/>0.09365456 <text:s/>0.09972103 <text:s/>0.09354004 <text:s/>0.09153823 <text:s/>0.0934447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0.11111506 <text:s/>0.1022732 <text:s text:c="2"/>0.09985688 <text:s/>0.1105807 <text:s text:c="2"/>0.09783829 <text:s/>0.0921494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0.08949505 <text:s/>0.09107658 <text:s/>0.08497776 <text:s/>0.09584548 <text:s/>0.09469735 <text:s/>0.09666868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0.09665596 <text:s/>0.09754178 <text:s/>0.08944288 <text:s/>0.09545952 <text:s/>0.08101026 <text:s/>0.0863462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0.10384368 <text:s/>0.09504826 <text:s/>0.09403969 <text:s/>0.10196828 <text:s/>0.08144987 <text:s/>0.0886830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0.0901796 <text:s text:c="2"/>0.07507893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Mean squared error: <text:s/>0.0858678527428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tandard deviation: <text:s/>0.0228789658655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NoVmax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- Tinkerbell: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rrors: <text:s/>[ 0.47447793 <text:s/>0.18482703 <text:s/>0.17751532 <text:s/>0.17863736 <text:s/>0.1370576 <text:s text:c="2"/>0.1528590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0.12723389 <text:s/>0.14440908 <text:s/>0.13830031 <text:s/>0.14366312 <text:s/>0.17640715 <text:s/>0.16051466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0.12966196 <text:s/>0.16361005 <text:s/>0.15514718 <text:s/>0.14022375 <text:s/>0.13580578 <text:s/>0.1732325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0.13771255 <text:s/>0.15775602 <text:s/>0.15829563 <text:s/>0.12217362 <text:s/>0.15402992 <text:s/>0.1455162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0.14645503 <text:s/>0.14934709 <text:s/>0.13526129 <text:s/>0.18417306 <text:s/>0.14760426 <text:s/>0.11276046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0.17891991 <text:s/>0.11723751 <text:s/>0.11525027 <text:s/>0.12359895 <text:s/>0.15003996 <text:s/>0.1314989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0.12360054 <text:s/>0.13978851 <text:s/>0.11645919 <text:s/>0.14659802 <text:s/>0.16487573 <text:s/>0.15974906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0.16521143 <text:s/>0.12918497 <text:s/>0.15428579 <text:s/>0.1760218 <text:s text:c="2"/>0.16503363 <text:s/>0.147030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0.198734 <text:s text:c="3"/>0.15228717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Mean squared error: <text:s/>0.17981738269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tandard deviation: <text:s/>0.14102851736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- Lozi: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rrors: <text:s/>[ 0.43857158 <text:s/>0.17823646 <text:s/>0.1336386 <text:s text:c="2"/>0.13639651 <text:s/>0.13940627 <text:s/>0.12882228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0.10158796 <text:s/>0.10098716 <text:s/>0.11937256 <text:s/>0.14801819 <text:s/>0.10370233 <text:s/>0.0926693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0.10069869 <text:s/>0.1084132 <text:s text:c="2"/>0.11532262 <text:s/>0.13507982 <text:s/>0.11608806 <text:s/>0.1181589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0.11285827 <text:s/>0.09418648 <text:s/>0.10345406 <text:s/>0.11197817 <text:s/>0.11282948 <text:s/>0.09039406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0.09072244 <text:s/>0.08426697 <text:s/>0.09918474 <text:s/>0.11884298 <text:s/>0.12670701 <text:s/>0.11416416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0.09389467 <text:s/>0.09135767 <text:s/>0.145318 <text:s text:c="3"/>0.10628984 <text:s/>0.11295389 <text:s/>0.1451441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0.09992614 <text:s/>0.1243839 <text:s text:c="2"/>0.19418212 <text:s/>0.14612435 <text:s/>0.11632971 <text:s/>0.1198082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0.12071552 <text:s/>0.12128738 <text:s/>0.09631613 <text:s/>0.12025468 <text:s/>0.11519961 <text:s/>0.1031527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0.10260515 <text:s/>0.11825615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Mean squared error: <text:s/>0.097685514321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tandard deviation: <text:s/>0.036899512621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- Dissipative: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rrors: <text:s/>[ 0.52301773 <text:s/>0.15349856 <text:s/>0.14636607 <text:s/>0.14141813 <text:s/>0.13693271 <text:s/>0.1419451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0.11765212 <text:s/>0.15070846 <text:s/>0.1219754 <text:s text:c="2"/>0.16901051 <text:s/>0.13791485 <text:s/>0.1326891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0.14346137 <text:s/>0.12003299 <text:s/>0.12480783 <text:s/>0.14378241 <text:s/>0.11954573 <text:s/>0.1422477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0.11456273 <text:s/>0.1084524 <text:s text:c="2"/>0.12050012 <text:s/>0.16971204 <text:s/>0.12611431 <text:s/>0.1160889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0.1829922 <text:s text:c="2"/>0.16809203 <text:s/>0.16659796 <text:s/>0.13749142 <text:s/>0.21114701 <text:s/>0.16656758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0.15451971 <text:s/>0.13162481 <text:s/>0.14471916 <text:s/>0.16207105 <text:s/>0.15836641 <text:s/>0.17315436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0.15405403 <text:s/>0.15272033 <text:s/>0.15230084 <text:s/>0.17587705 <text:s/>0.16839335 <text:s/>0.11665378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0.1403918 <text:s text:c="2"/>0.14067685 <text:s/>0.14042047 <text:s/>0.14270168 <text:s/>0.13525871 <text:s/>0.1209633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0.13882884 <text:s/>0.13034342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Mean squared error: <text:s/>0.15494066067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tandard deviation: <text:s/>0.076623233725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- Random: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rrors: <text:s/>[ 0.50348471 <text:s/>0.12735409 <text:s/>0.14175863 <text:s/>0.12926726 <text:s/>0.14544148 <text:s/>0.11986838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0.12173508 <text:s/>0.16574359 <text:s/>0.14717508 <text:s/>0.16805392 <text:s/>0.12212099 <text:s/>0.151264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0.11655578 <text:s/>0.1207763 <text:s text:c="2"/>0.11784808 <text:s/>0.10919604 <text:s/>0.10766499 <text:s/>0.1482568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0.11376832 <text:s/>0.10042907 <text:s/>0.11460765 <text:s/>0.12108719 <text:s/>0.10509234 <text:s/>0.1190344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0.10029333 <text:s/>0.0945875 <text:s text:c="2"/>0.1124386 <text:s text:c="2"/>0.09801765 <text:s/>0.10850027 <text:s/>0.1007877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0.10352074 <text:s/>0.09552844 <text:s/>0.09174614 <text:s/>0.10637772 <text:s/>0.09794411 <text:s/>0.1084716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0.1121239 <text:s text:c="2"/>0.10082883 <text:s/>0.09449715 <text:s/>0.10611504 <text:s/>0.1036122 <text:s text:c="2"/>0.1045166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0.10869405 <text:s/>0.12700526 <text:s/>0.09921695 <text:s/>0.13703098 <text:s/>0.09249963 <text:s/>0.0850184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0.08763266 <text:s/>0.08617142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Mean squared error: <text:s/>0.10138274836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tandard deviation: <text:s/>0.035840552678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00/00/00</text:date>, <text:time style:data-style-name="N2" text:time-value="10:31:11.3901231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02:28:40.910325844</meta:creation-date>
    <dc:date>2017-10-25T15:22:44.116982291</dc:date>
    <meta:editing-duration>P1DT4H27M28S</meta:editing-duration>
    <meta:editing-cycles>8</meta:editing-cycles>
    <meta:generator>LibreOffice/5.1.6.2$Linux_X86_64 LibreOffice_project/10m0$Build-2</meta:generator>
    <meta:document-statistic meta:table-count="1" meta:cell-count="272" meta:object-count="0"/>
  </office:meta>
</office:document-meta>
</file>